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3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K1" office:value-type="string">
              <text:p text:style-name="P36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7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6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6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6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6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6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6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6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7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7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0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42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5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product_id.name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7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7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7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6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7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8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6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6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6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6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7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7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42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5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44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9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style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style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28M46S</meta:editing-duration>
    <meta:editing-cycles>222</meta:editing-cycles>
    <meta:generator>LibreOffice/4.2.8.2$Linux_X86_64 LibreOffice_project/420m0$Build-2</meta:generator>
    <meta:initial-creator>Nicola Riolini</meta:initial-creator>
    <dc:date>2015-10-05T12:09:23.023245387</dc:date>
    <meta:document-statistic meta:table-count="8" meta:image-count="2" meta:object-count="0" meta:page-count="2" meta:paragraph-count="97" meta:word-count="325" meta:character-count="1992" meta:non-whitespace-character-count="1880"/>
    <meta:user-defined meta:name="Info 1"/>
    <meta:user-defined meta:name="Info 2"/>
    <meta:user-defined meta:name="Info 3"/>
    <meta:user-defined meta:name="Info 4"/>
  </office:meta>
</office:document-meta>
</file>